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4.965cm"/>
    </style:style>
    <style:style style:name="co7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7.627cm"/>
    </style:style>
    <style:style style:name="co13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903cm"/>
    </style:style>
    <style:style style:name="co15" style:family="table-column">
      <style:table-column-properties fo:break-before="auto" style:column-width="0.88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478cm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4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1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0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0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2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14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0000ff"/>
    </style:style>
    <style:style style:name="ce60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10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05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5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8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3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3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6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8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6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8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89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2" style:family="graphic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75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5" table:default-cell-style-name="ce81"/>
        <table:table-column table:style-name="co17" table:number-columns-repeated="3" table:default-cell-style-name="ce52"/>
        <table:table-column table:style-name="co7" table:default-cell-style-name="ce52"/>
        <table:table-column table:style-name="co18" table:number-columns-repeated="2" table:default-cell-style-name="ce52"/>
        <table:table-column table:style-name="co17" table:number-columns-repeated="4" table:default-cell-style-name="ce52"/>
        <table:table-column table:style-name="co18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17" table:number-columns-repeated="2" table:default-cell-style-name="ce52"/>
        <table:table-column table:style-name="co18" table:number-columns-repeated="2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9" table:number-columns-repeated="986" table:default-cell-style-name="ce129"/>
        <table:table-row table:style-name="ro9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7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4" office:value-type="string" calcext:value-type="string">
            <office:annotation draw:style-name="gr3" svg:width="2.899cm" svg:height="1.799cm" svg:x="9.582cm" svg:y="2.527cm" draw:caption-point-x="-0.61cm" draw:caption-point-y="1.51cm">
              <dc:creator>Unknown Author</dc:creator>
              <dc:date>2026-04-22T14:54:30.45105</dc:date>
              <text:p>0.29.1 </text:p>
            </office:annotation>
            <text:p>0.34.0</text:p>
          </table:table-cell>
          <table:table-cell table:style-name="ce19" table:number-columns-repeated="3"/>
          <table:table-cell table:style-name="ce108" table:number-columns-repeated="16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90" office:value-type="string" calcext:value-type="string">
            <text:p>1.7.18</text:p>
          </table:table-cell>
          <table:table-cell table:style-name="ce19" table:number-columns-repeated="2"/>
          <table:table-cell table:style-name="ce108" table:number-columns-repeated="12"/>
          <table:table-cell table:style-name="ce121"/>
          <table:table-cell table:style-name="ce108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22" office:value-type="string" calcext:value-type="string">
            <text:p>1.7.18</text:p>
          </table:table-cell>
          <table:table-cell table:style-name="ce90" office:value-type="string" calcext:value-type="string">
            <text:p>0.1.15</text:p>
          </table:table-cell>
          <table:table-cell table:style-name="ce65"/>
          <table:table-cell table:style-name="ce68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2"/>
          <table:table-cell table:style-name="ce90" office:value-type="string" calcext:value-type="string">
            <text:p>0.4.5</text:p>
          </table:table-cell>
          <table:table-cell table:style-name="ce68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8" table:number-columns-repeated="3"/>
          <table:table-cell table:style-name="ce90" office:value-type="string" calcext:value-type="string">
            <text:p>0.17.10</text:p>
          </table:table-cell>
          <table:table-cell table:style-name="ce109" table:number-columns-repeated="15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8" table:number-columns-repeated="4"/>
          <table:table-cell table:style-name="ce90" office:value-type="string" calcext:value-type="string">
            <text:p>0.18.31</text:p>
          </table:table-cell>
          <table:table-cell table:style-name="ce111" table:number-columns-repeated="10"/>
          <table:table-cell table:style-name="ce31" office:value-type="string" calcext:value-type="string">
            <text:p>0.16.10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/>
          <table:table-cell table:style-name="ce90" office:value-type="string" calcext:value-type="string">
            <text:p>0.6.27</text:p>
          </table:table-cell>
          <table:table-cell table:style-name="ce111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2"/>
          <table:table-cell table:style-name="ce90" office:value-type="string" calcext:value-type="string">
            <text:p>0.7.23</text:p>
          </table:table-cell>
          <table:table-cell table:style-name="ce111" table:number-columns-repeated="1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3"/>
          <table:table-cell table:style-name="ce90" office:value-type="string" calcext:value-type="string">
            <text:p>0.11.5</text:p>
          </table:table-cell>
          <table:table-cell table:style-name="ce115"/>
          <table:table-cell table:style-name="ce111" table:number-columns-repeated="10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3"/>
          <table:table-cell table:style-name="ce115"/>
          <table:table-cell table:style-name="ce90" office:value-type="string" calcext:value-type="string">
            <text:p>0.0.13</text:p>
          </table:table-cell>
          <table:table-cell table:style-name="ce111" table:number-columns-repeated="10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5"/>
          <table:table-cell table:style-name="ce90" office:value-type="string" calcext:value-type="string">
            <text:p>0.18.15</text:p>
          </table:table-cell>
          <table:table-cell table:style-name="ce116"/>
          <table:table-cell table:style-name="ce111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5"/>
          <table:table-cell table:style-name="ce116"/>
          <table:table-cell table:style-name="ce90" office:value-type="string" calcext:value-type="string">
            <text:p>0.3.23</text:p>
          </table:table-cell>
          <table:table-cell table:style-name="ce111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12"/>
          <table:table-cell table:style-name="ce59"/>
          <table:table-cell table:style-name="ce65" table:number-columns-repeated="3"/>
          <table:table-cell table:style-name="ce109"/>
          <table:table-cell table:style-name="ce111" table:number-columns-repeated="7"/>
          <table:table-cell table:style-name="ce120" office:value-type="string" calcext:value-type="string">
            <text:p>-</text:p>
          </table:table-cell>
          <table:table-cell table:style-name="ce111" table:number-columns-repeated="7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8"/>
          <table:table-cell table:style-name="ce24" table:number-columns-repeated="2"/>
          <table:table-cell table:style-name="ce31" office:value-type="string" calcext:value-type="string">
            <text:p>0.17.10</text:p>
          </table:table-cell>
          <table:table-cell table:style-name="ce111" table:number-columns-repeated="8"/>
          <table:table-cell table:style-name="ce90" office:value-type="string" calcext:value-type="string">
            <text:p>0.11.10</text:p>
          </table:table-cell>
          <table:table-cell table:style-name="ce111" table:number-columns-repeated="2"/>
          <table:table-cell table:style-name="ce31" office:value-type="string" calcext:value-type="string">
            <text:p>0.16.10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111" table:number-columns-repeated="10"/>
          <table:table-cell table:style-name="ce90" office:value-type="string" calcext:value-type="string">
            <text:p>0.7.21</text:p>
          </table:table-cell>
          <table:table-cell table:style-name="ce111" table:number-columns-repeated="5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31" office:value-type="string" calcext:value-type="string">
            <text:p>0.17.10</text:p>
          </table:table-cell>
          <table:table-cell table:style-name="ce111" table:number-columns-repeated="10"/>
          <table:table-cell table:style-name="ce90" office:value-type="string" calcext:value-type="string">
            <text:p>0.25.5</text:p>
          </table:table-cell>
          <table:table-cell table:style-name="ce111"/>
          <table:table-cell table:style-name="ce115"/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31" office:value-type="string" calcext:value-type="string">
            <text:p>0.17.10</text:p>
          </table:table-cell>
          <table:table-cell table:style-name="ce112" table:number-columns-repeated="11"/>
          <table:table-cell table:style-name="ce90" office:value-type="string" calcext:value-type="string">
            <text:p>0.16.10</text:p>
          </table:table-cell>
          <table:table-cell table:style-name="ce115"/>
          <table:table-cell table:style-name="ce112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6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111" table:number-columns-repeated="6"/>
          <table:table-cell table:style-name="ce118" office:value-type="string" calcext:value-type="string">
            <text:p>0.18.15</text:p>
          </table:table-cell>
          <table:table-cell table:style-name="ce112"/>
          <table:table-cell table:style-name="ce111" table:number-columns-repeated="3"/>
          <table:table-cell table:style-name="ce107" office:value-type="string" calcext:value-type="string">
            <office:annotation draw:style-name="gr4" draw:text-style-name="P2" svg:width="2.899cm" svg:height="0.991cm" svg:x="28.867cm" svg:y="10.01cm" draw:caption-point-x="-0.471cm" draw:caption-point-y="1.703cm">
              <dc:date>2026-04-22T14:54:30.46734</dc:date>
              <text:p text:style-name="P1"><text:span text:style-name="T1">Used in batch file.</text:span></text:p>
            </office:annotation>
            <text:p>*</text:p>
          </table:table-cell>
          <table:table-cell table:style-name="ce115"/>
          <table:table-cell table:style-name="ce90" office:value-type="string" calcext:value-type="string">
            <text:p>0.22.30</text:p>
          </table:table-cell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111" table:number-columns-repeated="14"/>
          <table:table-cell table:style-name="ce90" office:value-type="string" calcext:value-type="string">
            <text:p>0.5.22</text:p>
          </table:table-cell>
          <table:table-cell table:style-name="ce11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/>
          <table:table-cell table:style-name="ce107" office:value-type="string" calcext:value-type="string">
            <text:p>0.4.5</text:p>
          </table:table-cell>
          <table:table-cell table:style-name="ce31" office:value-type="string" calcext:value-type="string">
            <text:p>0.17.10</text:p>
          </table:table-cell>
          <table:table-cell table:style-name="ce111" table:number-columns-repeated="6"/>
          <table:table-cell table:style-name="ce31" office:value-type="string" calcext:value-type="string">
            <text:p>0.3.23</text:p>
          </table:table-cell>
          <table:table-cell table:style-name="ce111"/>
          <table:table-cell table:style-name="ce31" office:value-type="string" calcext:value-type="string">
            <text:p>0.11.10</text:p>
          </table:table-cell>
          <table:table-cell table:style-name="ce111" table:number-columns-repeated="2"/>
          <table:table-cell table:style-name="ce31" office:value-type="string" calcext:value-type="string">
            <text:p>0.16.10</text:p>
          </table:table-cell>
          <table:table-cell table:style-name="ce111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60" office:value-type="string" calcext:value-type="string">
            <text:p>0.32.0</text:p>
          </table:table-cell>
          <table:table-cell table:style-name="ce106" table:number-columns-repeated="4"/>
          <table:table-cell table:style-name="ce114" table:number-columns-repeated="15"/>
          <table:table-cell table:style-name="ce90" office:value-type="string" calcext:value-type="string">
            <text:p>0.11.23</text:p>
          </table:table-cell>
          <table:table-cell table:number-columns-repeated="986"/>
        </table:table-row>
        <table:table-row table:style-name="ro2" table:number-rows-repeated="1048553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1" table:default-cell-style-name="ce152"/>
        <table:table-column table:style-name="co10" table:default-cell-style-name="ce131"/>
        <table:table-column table:style-name="co11" table:default-cell-style-name="ce137"/>
        <table:table-column table:style-name="co7" table:default-cell-style-name="ce142"/>
        <table:table-column table:style-name="co5" table:default-cell-style-name="ce142"/>
        <table:table-column table:style-name="co12" table:default-cell-style-name="ce159"/>
        <table:table-column table:style-name="co13" table:default-cell-style-name="ce173"/>
        <table:table-column table:style-name="co9" table:number-columns-repeated="991" table:default-cell-style-name="ce186"/>
        <table:table-column table:style-name="co9" table:number-columns-repeated="26" table:default-cell-style-name="ce189"/>
        <table:table-column table:style-name="co9" table:number-columns-repeated="15360"/>
        <table:table-row table:style-name="ro3">
          <table:table-cell table:style-name="ce105" office:value-type="string" calcext:value-type="string">
            <text:p>#</text:p>
          </table:table-cell>
          <table:table-cell table:style-name="ce105" office:value-type="string" calcext:value-type="string">
            <office:annotation draw:style-name="gr3" svg:width="2.899cm" svg:height="1.799cm" svg:x="3.285cm" svg:y="0cm" draw:caption-point-x="-0.61cm" draw:caption-point-y="0.01cm">
              <dc:creator>Unknown Author</dc:creator>
              <meta:date-string>20/04/2026 13:20:50</meta:date-string>
              <text:p>Language.</text:p>
            </office:annotation>
            <text:p>LANG.</text:p>
          </table:table-cell>
          <table:table-cell table:style-name="ce132" office:value-type="string" calcext:value-type="string">
            <text:p>LIBRARY</text:p>
          </table:table-cell>
          <table:table-cell table:style-name="ce132" office:value-type="string" calcext:value-type="string">
            <office:annotation draw:style-name="gr3" svg:width="2.899cm" svg:height="1.799cm" svg:x="9.347cm" svg:y="0cm" draw:caption-point-x="-0.61cm" draw:caption-point-y="0.01cm">
              <dc:creator>Unknown Author</dc:creator>
              <meta:date-string>20/04/2026 13:20:50</meta:date-string>
              <text:p>License.</text:p>
            </office:annotation>
            <text:p>LIC.</text:p>
          </table:table-cell>
          <table:table-cell table:style-name="ce132" office:value-type="string" calcext:value-type="string">
            <office:annotation draw:style-name="gr3" svg:width="2.899cm" svg:height="1.799cm" svg:x="10.744cm" svg:y="0cm" draw:caption-point-x="-0.61cm" draw:caption-point-y="0.01cm">
              <dc:creator>Unknown Author</dc:creator>
              <meta:date-string>20/04/2026 13:20:50</meta:date-string>
              <text:p>Version.</text:p>
            </office:annotation>
            <text:p>VER.</text:p>
          </table:table-cell>
          <table:table-cell table:style-name="ce146" office:value-type="string" calcext:value-type="string">
            <text:p>NOTES</text:p>
          </table:table-cell>
          <table:table-cell table:style-name="ce163" office:value-type="string" calcext:value-type="string">
            <office:annotation draw:style-name="gr3" svg:width="2.899cm" svg:height="1.799cm" svg:x="21.239cm" svg:y="0cm" draw:caption-point-x="-0.61cm" draw:caption-point-y="0.01cm">
              <dc:creator>Unknown Author</dc:creator>
              <meta:date-string>20/04/2026 13:20:50</meta:date-string>
              <text:p>Dependencies.</text:p>
            </office:annotation>
            <text:p>DEP.</text:p>
          </table:table-cell>
          <table:table-cell table:style-name="ce174" table:number-columns-repeated="991"/>
          <table:table-cell table:style-name="ce187" table:number-columns-repeated="21"/>
          <table:table-cell table:style-name="ce190" table:number-columns-repeated="5"/>
          <table:table-cell table:style-name="ce152" table:number-columns-repeated="15360"/>
        </table:table-row>
        <table:table-row table:style-name="ro3">
          <table:table-cell table:style-name="ce117" office:value-type="float" office:value="1" calcext:value-type="float">
            <text:p>1</text:p>
          </table:table-cell>
          <table:table-cell table:style-name="ce117" office:value-type="string" calcext:value-type="string">
            <text:p>C</text:p>
          </table:table-cell>
          <table:table-cell table:style-name="ce133" office:value-type="string" calcext:value-type="string">
            <text:p>argon2</text:p>
          </table:table-cell>
          <table:table-cell table:style-name="ce138" office:value-type="string" calcext:value-type="string">
            <text:p>G3</text:p>
          </table:table-cell>
          <table:table-cell table:style-name="ce143" office:value-type="string" calcext:value-type="string">
            <text:p>0.2.2</text:p>
          </table:table-cell>
          <table:table-cell table:style-name="ce147" office:value-type="string" calcext:value-type="string">
            <text:p>A modification of the Argon2 library. </text:p>
          </table:table-cell>
          <table:table-cell table:style-name="ce164" office:value-type="string" calcext:value-type="string">
            <text:p>No.</text:p>
          </table:table-cell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4"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JavaScript</text:p>
          </table:table-cell>
          <table:table-cell table:style-name="ce133" office:value-type="string" calcext:value-type="string">
            <text:p>BPPJS</text:p>
          </table:table-cell>
          <table:table-cell table:style-name="ce138" office:value-type="string" calcext:value-type="string">
            <text:p>G3</text:p>
          </table:table-cell>
          <table:table-cell table:style-name="ce143" office:value-type="string" calcext:value-type="string">
            <text:p>0.3.1</text:p>
          </table:table-cell>
          <table:table-cell table:style-name="ce147" office:value-type="string" calcext:value-type="string">
            <text:p>'Byte Packed Password' library ported to JavaScript for web browsers. </text:p>
          </table:table-cell>
          <table:table-cell table:style-name="ce164" office:value-type="string" calcext:value-type="string">
            <text:p>argon2,</text:p>
            <text:p>Web Assembly.</text:p>
          </table:table-cell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3"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C++</text:p>
          </table:table-cell>
          <table:table-cell table:style-name="ce133" office:value-type="string" calcext:value-type="string">
            <text:p>Git Helper</text:p>
          </table:table-cell>
          <table:table-cell table:style-name="ce139" office:value-type="string" calcext:value-type="string">
            <text:p>MIT</text:p>
          </table:table-cell>
          <table:table-cell table:style-name="ce143" office:value-type="string" calcext:value-type="string">
            <text:p>0.2.0</text:p>
          </table:table-cell>
          <table:table-cell table:style-name="ce147" office:value-type="string" calcext:value-type="string">
            <text:p>A tool to make usage of git a bit easier. </text:p>
          </table:table-cell>
          <table:table-cell table:style-name="ce164" office:value-type="string" calcext:value-type="string">
            <text:p>libgit2 1.9.2.</text:p>
          </table:table-cell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3">
          <table:table-cell table:style-name="ce117" office:value-type="float" office:value="4" calcext:value-type="float">
            <text:p>4</text:p>
          </table:table-cell>
          <table:table-cell table:style-name="ce117" office:value-type="string" calcext:value-type="string">
            <text:p>-</text:p>
          </table:table-cell>
          <table:table-cell table:style-name="ce133" office:value-type="string" calcext:value-type="string">
            <text:p>JSON-RPC-M1-Specification</text:p>
          </table:table-cell>
          <table:table-cell table:style-name="ce139"/>
          <table:table-cell table:style-name="ce143" office:value-type="string" calcext:value-type="string">
            <text:p>-</text:p>
          </table:table-cell>
          <table:table-cell table:style-name="ce147" office:value-type="string" calcext:value-type="string">
            <text:p>JSON-RPC M1 protocol specification.</text:p>
          </table:table-cell>
          <table:table-cell table:style-name="ce164"/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5">
          <table:table-cell table:style-name="ce117" office:value-type="float" office:value="5" calcext:value-type="float">
            <text:p>5</text:p>
          </table:table-cell>
          <table:table-cell table:style-name="ce117" office:value-type="string" calcext:value-type="string">
            <text:p>C</text:p>
          </table:table-cell>
          <table:table-cell table:style-name="ce133" office:value-type="string" calcext:value-type="string">
            <text:p>libgit2</text:p>
          </table:table-cell>
          <table:table-cell table:style-name="ce139"/>
          <table:table-cell table:style-name="ce143" office:value-type="string" calcext:value-type="string">
            <text:p>1.9.2</text:p>
          </table:table-cell>
          <table:table-cell table:style-name="ce147" office:value-type="string" calcext:value-type="string">
            <text:p>A cross-platform, linkable library implementation of Git that you can use in your application. </text:p>
          </table:table-cell>
          <table:table-cell table:style-name="ce164" office:value-type="string" calcext:value-type="string">
            <text:p>No.</text:p>
          </table:table-cell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4"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C</text:p>
          </table:table-cell>
          <table:table-cell table:style-name="ce134" office:value-type="string" calcext:value-type="string">
            <text:p>libjpeg</text:p>
          </table:table-cell>
          <table:table-cell table:style-name="ce139"/>
          <table:table-cell table:style-name="ce143" office:value-type="string" calcext:value-type="string">
            <text:p>10</text:p>
          </table:table-cell>
          <table:table-cell table:style-name="ce148" office:value-type="string" calcext:value-type="string">
            <text:p>A free library with functions for handling the JPEG image data format.</text:p>
          </table:table-cell>
          <table:table-cell table:style-name="ce165" office:value-type="string" calcext:value-type="string">
            <text:p>No.</text:p>
          </table:table-cell>
          <table:table-cell table:style-name="ce185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C</text:p>
          </table:table-cell>
          <table:table-cell table:style-name="ce134" office:value-type="string" calcext:value-type="string">
            <text:p>libpng</text:p>
          </table:table-cell>
          <table:table-cell table:style-name="ce139"/>
          <table:table-cell table:style-name="ce143" office:value-type="string" calcext:value-type="string">
            <text:p>1.6.58</text:p>
          </table:table-cell>
          <table:table-cell table:style-name="ce148" office:value-type="string" calcext:value-type="string">
            <text:p>A platform-independent library that contains C functions for handling PNG images.</text:p>
          </table:table-cell>
          <table:table-cell table:style-name="ce165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17" office:value-type="float" office:value="8" calcext:value-type="float">
            <text:p>8</text:p>
          </table:table-cell>
          <table:table-cell table:style-name="ce117" office:value-type="string" calcext:value-type="string">
            <text:p>C</text:p>
          </table:table-cell>
          <table:table-cell table:style-name="ce134" office:value-type="string" calcext:value-type="string">
            <text:p>MakeVideoSnapshot</text:p>
          </table:table-cell>
          <table:table-cell table:style-name="ce139" office:value-type="string" calcext:value-type="string">
            <text:p>MIT</text:p>
          </table:table-cell>
          <table:table-cell table:style-name="ce143" office:value-type="string" calcext:value-type="string">
            <text:p>0.3.9</text:p>
          </table:table-cell>
          <table:table-cell table:style-name="ce149" office:value-type="string" calcext:value-type="string">
            <text:p>Video snapshot maker based on FFmpeg.</text:p>
          </table:table-cell>
          <table:table-cell table:style-name="ce165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17" office:value-type="float" office:value="9" calcext:value-type="float">
            <text:p>9</text:p>
          </table:table-cell>
          <table:table-cell table:style-name="ce117" office:value-type="string" calcext:value-type="string">
            <text:p>C++</text:p>
          </table:table-cell>
          <table:table-cell table:style-name="ce134" office:value-type="string" calcext:value-type="string">
            <text:p>Simple MIDI Player</text:p>
          </table:table-cell>
          <table:table-cell table:style-name="ce138" office:value-type="string" calcext:value-type="string">
            <text:p>G3</text:p>
          </table:table-cell>
          <table:table-cell table:style-name="ce143" office:value-type="string" calcext:value-type="string">
            <text:p>1.0.2</text:p>
          </table:table-cell>
          <table:table-cell table:style-name="ce149" office:value-type="string" calcext:value-type="string">
            <text:p>A simple MIDI player which uses DirectSound API and WinMM library.</text:p>
          </table:table-cell>
          <table:table-cell table:style-name="ce165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17" office:value-type="float" office:value="10" calcext:value-type="float">
            <text:p>10</text:p>
          </table:table-cell>
          <table:table-cell table:style-name="ce117" office:value-type="string" calcext:value-type="string">
            <text:p>-</text:p>
          </table:table-cell>
          <table:table-cell table:style-name="ce134" office:value-type="string" calcext:value-type="string">
            <text:p>vault-thirteen</text:p>
          </table:table-cell>
          <table:table-cell table:style-name="ce139"/>
          <table:table-cell table:style-name="ce144" office:value-type="string" calcext:value-type="string">
            <text:p>-</text:p>
          </table:table-cell>
          <table:table-cell table:style-name="ce149"/>
          <table:table-cell table:style-name="ce165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17" office:value-type="float" office:value="11" calcext:value-type="float">
            <text:p>11</text:p>
          </table:table-cell>
          <table:table-cell table:style-name="ce117" office:value-type="string" calcext:value-type="string">
            <text:p>C</text:p>
          </table:table-cell>
          <table:table-cell table:style-name="ce134" office:value-type="string" calcext:value-type="string">
            <text:p>zlib</text:p>
          </table:table-cell>
          <table:table-cell table:style-name="ce139"/>
          <table:table-cell table:style-name="ce143" office:value-type="string" calcext:value-type="string">
            <text:p>1.3.2</text:p>
          </table:table-cell>
          <table:table-cell table:style-name="ce149" office:value-type="string" calcext:value-type="string">
            <text:p>A Massively Spiffy Yet Delicately Unobtrusive Compression Library.</text:p>
          </table:table-cell>
          <table:table-cell table:style-name="ce165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35"/>
          <table:table-cell table:style-name="ce140"/>
          <table:table-cell table:style-name="ce145"/>
          <table:table-cell table:style-name="ce158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36"/>
          <table:table-cell table:style-name="ce141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 style:data-style-name="N2" text:time-value="14:54:29.074137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20H53M21S</meta:editing-duration>
    <meta:editing-cycles>1646</meta:editing-cycles>
    <meta:generator>LibreOffice/26.2.2.2$Windows_X86_64 LibreOffice_project/1f77d10d6938fd34972958f64b2bcfa54f8b1ba5</meta:generator>
    <dc:date>2026-04-22T14:54:39.769992500</dc:date>
    <meta:document-statistic meta:table-count="2" meta:cell-count="234" meta:object-count="0"/>
    <meta:user-defined meta:name="Info 1"/>
    <meta:user-defined meta:name="Info 2"/>
    <meta:user-defined meta:name="Info 3"/>
    <meta:user-defined meta:name="Info 4"/>
  </office:meta>
</office:document-meta>
</file>